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db84f" officeooo:paragraph-rsid="0016e9d4"/>
    </style:style>
    <style:style style:name="P2" style:family="paragraph" style:parent-style-name="Standard">
      <style:text-properties officeooo:rsid="0014451e" officeooo:paragraph-rsid="0016e9d4"/>
    </style:style>
    <style:style style:name="P3" style:family="paragraph" style:parent-style-name="Standard">
      <style:text-properties officeooo:rsid="00158bea" officeooo:paragraph-rsid="0016e9d4"/>
    </style:style>
    <style:style style:name="P4" style:family="paragraph" style:parent-style-name="Standard">
      <style:text-properties officeooo:rsid="0016e9d4" officeooo:paragraph-rsid="0016e9d4"/>
    </style:style>
    <style:style style:name="P5" style:family="paragraph" style:parent-style-name="Standard">
      <style:text-properties officeooo:rsid="0016f587" officeooo:paragraph-rsid="0016f587"/>
    </style:style>
    <style:style style:name="T1" style:family="text">
      <style:text-properties officeooo:rsid="0013ee99"/>
    </style:style>
    <style:style style:name="T2" style:family="text">
      <style:text-properties officeooo:rsid="0016e9d4"/>
    </style:style>
    <style:style style:name="T3" style:family="text">
      <style:text-properties officeooo:rsid="0016f587"/>
    </style:style>
    <style:style style:name="T4" style:family="text">
      <style:text-properties officeooo:rsid="0018f3bb"/>
    </style:style>
    <style:style style:name="T5" style:family="text">
      <style:text-properties officeooo:rsid="001ac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: <text:span text:style-name="T1">28</text:span> Feb 2020</text:p>
      <text:p text:style-name="P1">Group I</text:p>
      <text:p text:style-name="P1">Present: <text:span text:style-name="T1">Colin</text:span>, Peter, Mariah, Stefan </text:p>
      <text:p text:style-name="P1">Absent: <text:span text:style-name="T1">Alex</text:span></text:p>
      <text:p text:style-name="P1">Started: <text:span text:style-name="T2">2</text:span>:00 pm</text:p>
      <text:p text:style-name="P1"/>
      <text:p text:style-name="P4">This meeting was focused on bringing forth ideas that have been harvested from reading different J<text:span text:style-name="T4">C</text:span>omponent interactivity documents. Most members ha<text:span text:style-name="T5">d</text:span> been able to get ideas flowing and have come to the consensus that a Mouse Event adapter is probably the least complex and straightforward method of accomplishing interactivity. </text:p>
      <text:p text:style-name="P4"/>
      <text:p text:style-name="P1"><text:span text:style-name="T1">Alex is recovering from his surgery</text:span>.</text:p>
      <text:p text:style-name="P1"/>
      <text:p text:style-name="P4">As members began discussing what they had found during the course of the week, it became clear that many h<text:span text:style-name="T3">ad become confused with the varying ways to execute Jcomponent transfer. Many had not been able to come up with a rough draft of what they wanted to do for their version of this project.</text:span></text:p>
      <text:p text:style-name="P1"/>
      <text:p text:style-name="P2"><text:span text:style-name="T3">As a result of this confusion, e</text:span>ach member agreed t<text:span text:style-name="T3">o </text:span>pursue the <text:span text:style-name="T3">ClickNPoint Mouse Adapter method. It would give us an easier place to start, which was clearly half the battle. Stefan had a Drag and Drop version working, but with several formatting issues, likely due to a layout manager issue.</text:span></text:p>
      <text:p text:style-name="P1"/>
      <text:p text:style-name="P5">Colin, Mariah, and Peter saw the difficulties that Drag and Drop was facing, and decided to focus only on finding a place to start in terms of Mouse Adapter manipulation. They all agreed to do some further reading, and come back next week with a solid plan.</text:p>
      <text:p text:style-name="P5"/>
      <text:p text:style-name="P3">Stefan sent the details of this meeting to Alex, and members went their separate ways for the <text:span text:style-name="T3">afternoon</text:span>.</text:p>
      <text:p text:style-name="P1"/>
      <text:p text:style-name="P1">Meeting ended: <text:span text:style-name="T2">3:00 </text:span>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8:26:04.996529260</meta:creation-date>
    <meta:generator>LibreOffice/5.2.7.2$Linux_X86_64 LibreOffice_project/20m0$Build-2</meta:generator>
    <dc:date>2020-03-09T18:57:52.133650247</dc:date>
    <meta:editing-duration>PT31M46S</meta:editing-duration>
    <meta:editing-cycles>4</meta:editing-cycles>
    <meta:document-statistic meta:table-count="0" meta:image-count="0" meta:object-count="0" meta:page-count="1" meta:paragraph-count="12" meta:word-count="245" meta:character-count="1425" meta:non-whitespace-character-count="1190"/>
  </office:meta>
</office:document-meta>
</file>